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>
      <style:map style:condition="cell-content()&lt;10" style:apply-style-name="Bad" style:base-cell-address="Hoja1.B6"/>
      <style:map style:condition="cell-content()=10" style:apply-style-name="Default" style:base-cell-address="Hoja1.B6"/>
      <style:map style:condition="cell-content()&gt;10" style:apply-style-name="Good" style:base-cell-address="Hoja1.B6"/>
    </style:style>
    <style:style style:name="ce5" style:family="table-cell" style:parent-style-name="Default" style:data-style-name="N99"/>
    <style:style style:name="ce1" style:family="table-cell" style:parent-style-name="Default" style:data-style-name="N99"/>
    <style:style style:name="ce7" style:family="table-cell" style:parent-style-name="Default">
      <style:map style:condition="cell-content()=&quot;1&quot;3&quot;5&quot;7&quot;9&quot;" style:apply-style-name="Bad" style:base-cell-address="Hoja1.F6"/>
      <style:map style:condition="cell-content()=&quot;0&quot;2&quot;4&quot;6&quot;8&quot;10&quot;" style:apply-style-name="Good" style:base-cell-address="Hoja1.F6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Mayor, Menor o Igual que 10</text:p>
          </table:table-cell>
          <table:covered-table-cell table:style-name="ce5"/>
          <table:covered-table-cell/>
          <table:table-cell/>
          <table:table-cell table:style-name="ce2" office:value-type="string" calcext:value-type="string" table:number-columns-spanned="2" table:number-rows-spanned="1">
            <text:p>Par o Impar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>
            <text:p>Verde Mayor</text:p>
          </table:table-cell>
          <table:table-cell table:style-name="ce1" office:value-type="string" calcext:value-type="string">
            <text:p>Rojo Menor</text:p>
          </table:table-cell>
          <table:table-cell table:style-name="ce1" office:value-type="string" calcext:value-type="string">
            <text:p>Negro Igual</text:p>
          </table:table-cell>
          <table:table-cell table:style-name="ce1"/>
          <table:table-cell office:value-type="string" calcext:value-type="string">
            <text:p>Verde Par</text:p>
          </table:table-cell>
          <table:table-cell office:value-type="string" calcext:value-type="string">
            <text:p>Rojo Impar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umero</text:p>
          </table:table-cell>
          <table:table-cell table:number-columns-repeated="3"/>
          <table:table-cell office:value-type="string" calcext:value-type="string">
            <text:p>Numero</text:p>
          </table:table-cell>
          <table:table-cell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number-columns-repeated="3"/>
          <table:table-cell table:style-name="ce7" office:value-type="float" office:value="3" calcext:value-type="float">
            <text:p>3</text:p>
          </table:table-cell>
          <table:table-cell/>
        </table:table-row>
        <calcext:conditional-formats>
          <calcext:conditional-format calcext:target-range-address="Hoja1.B6:Hoja1.B6">
            <calcext:condition calcext:apply-style-name="Bad" calcext:value="&lt;10" calcext:base-cell-address="Hoja1.B6"/>
            <calcext:condition calcext:apply-style-name="Default" calcext:value="=10" calcext:base-cell-address="Hoja1.B6"/>
            <calcext:condition calcext:apply-style-name="Good" calcext:value="&gt;10" calcext:base-cell-address="Hoja1.B6"/>
          </calcext:conditional-format>
          <calcext:conditional-format calcext:target-range-address="Hoja1.F6:Hoja1.F6">
            <calcext:condition calcext:apply-style-name="Bad" calcext:value="=&quot;1&quot;3&quot;5&quot;7&quot;9&quot;" calcext:base-cell-address="Hoja1.F6"/>
            <calcext:condition calcext:apply-style-name="Good" calcext:value="=&quot;0&quot;2&quot;4&quot;6&quot;8&quot;10&quot;" calcext:base-cell-address="Hoja1.F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08:12:59.426858984</meta:creation-date>
    <dc:date>2023-01-09T09:52:46.822739930</dc:date>
    <meta:editing-duration>PT11M14S</meta:editing-duration>
    <meta:editing-cycles>2</meta:editing-cycles>
    <meta:generator>LibreOffice/7.3.7.2$Linux_X86_64 LibreOffice_project/30$Build-2</meta:generator>
    <meta:document-statistic meta:table-count="1" meta:cell-count="11" meta:object-count="0"/>
  </office:meta>
</office:document-meta>
</file>